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96pt"/>
    </style:style>
    <style:style style:name="co3" style:family="table-column">
      <style:table-column-properties fo:break-before="auto" style:column-width="50.91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21.6pt"/>
    </style:style>
    <style:style style:name="co7" style:family="table-column">
      <style:table-column-properties fo:break-before="auto" style:column-width="152.05pt"/>
    </style:style>
    <style:style style:name="co8" style:family="table-column">
      <style:table-column-properties fo:break-before="auto" style:column-width="132.75pt"/>
    </style:style>
    <style:style style:name="co9" style:family="table-column">
      <style:table-column-properties fo:break-before="auto" style:column-width="194.51pt"/>
    </style:style>
    <style:style style:name="co10" style:family="table-column">
      <style:table-column-properties fo:break-before="auto" style:column-width="41.64pt"/>
    </style:style>
    <style:style style:name="co11" style:family="table-column">
      <style:table-column-properties fo:break-before="auto" style:column-width="27.75pt"/>
    </style:style>
    <style:style style:name="co12" style:family="table-column">
      <style:table-column-properties fo:break-before="auto" style:column-width="68.71pt"/>
    </style:style>
    <style:style style:name="co13" style:family="table-column">
      <style:table-column-properties fo:break-before="auto" style:column-width="84.9pt"/>
    </style:style>
    <style:style style:name="co14" style:family="table-column">
      <style:table-column-properties fo:break-before="auto" style:column-width="101.11pt"/>
    </style:style>
    <style:style style:name="co15" style:family="table-column">
      <style:table-column-properties fo:break-before="auto" style:column-width="403.71pt"/>
    </style:style>
    <style:style style:name="co16" style:family="table-column">
      <style:table-column-properties fo:break-before="auto" style:column-width="369.75pt"/>
    </style:style>
    <style:style style:name="co18" style:family="table-column">
      <style:table-column-properties fo:break-before="auto" style:column-width="87.99pt"/>
    </style:style>
    <style:style style:name="co19" style:family="table-column">
      <style:table-column-properties fo:break-before="auto" style:column-width="172.91pt"/>
    </style:style>
    <style:style style:name="co20" style:family="table-column">
      <style:table-column-properties fo:break-before="auto" style:column-width="104.2pt"/>
    </style:style>
    <style:style style:name="co21" style:family="table-column">
      <style:table-column-properties fo:break-before="auto" style:column-width="308.01pt"/>
    </style:style>
    <style:style style:name="co22" style:family="table-column">
      <style:table-column-properties fo:break-before="auto" style:column-width="140.46pt"/>
    </style:style>
    <style:style style:name="co23" style:family="table-column">
      <style:table-column-properties fo:break-before="auto" style:column-width="326.49pt"/>
    </style:style>
    <style:style style:name="co24" style:family="table-column">
      <style:table-column-properties fo:break-before="auto" style:column-width="110.35pt"/>
    </style:style>
    <style:style style:name="co25" style:family="table-column">
      <style:table-column-properties fo:break-before="auto" style:column-width="247.01pt"/>
    </style:style>
    <style:style style:name="co26" style:family="table-column">
      <style:table-column-properties fo:break-before="auto" style:column-width="148.2pt"/>
    </style:style>
    <style:style style:name="co27" style:family="table-column">
      <style:table-column-properties fo:break-before="auto" style:column-width="423.81pt"/>
    </style:style>
    <style:style style:name="co28" style:family="table-column">
      <style:table-column-properties fo:break-before="auto" style:column-width="128.89pt"/>
    </style:style>
    <style:style style:name="co29" style:family="table-column">
      <style:table-column-properties fo:break-before="auto" style:column-width="58.65pt"/>
    </style:style>
    <style:style style:name="co30" style:family="table-column">
      <style:table-column-properties fo:break-before="auto" style:column-width="37.05pt"/>
    </style:style>
    <style:style style:name="co31" style:family="table-column">
      <style:table-column-properties fo:break-before="auto" style:column-width="118.86pt"/>
    </style:style>
    <style:style style:name="co32" style:family="table-column">
      <style:table-column-properties fo:break-before="auto" style:column-width="115.74pt"/>
    </style:style>
    <style:style style:name="co33" style:family="table-column">
      <style:table-column-properties fo:break-before="auto" style:column-width="172.8pt"/>
    </style:style>
    <style:style style:name="co34" style:family="table-column">
      <style:table-column-properties fo:break-before="auto" style:column-width="77.95pt"/>
    </style:style>
    <style:style style:name="co35" style:family="table-column">
      <style:table-column-properties fo:break-before="auto" style:column-width="30.84pt"/>
    </style:style>
    <style:style style:name="co36" style:family="table-column">
      <style:table-column-properties fo:break-before="auto" style:column-width="135.04pt"/>
    </style:style>
    <style:style style:name="co37" style:family="table-column">
      <style:table-column-properties fo:break-before="auto" style:column-width="287.15pt"/>
    </style:style>
    <style:style style:name="co38" style:family="table-column">
      <style:table-column-properties fo:break-before="auto" style:column-width="247.75pt"/>
    </style:style>
    <style:style style:name="co39" style:family="table-column">
      <style:table-column-properties fo:break-before="auto" style:column-width="133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 style:data-style-name="N0"/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4" style:family="table-cell" style:parent-style-name="Default" style:data-style-name="N0">
      <style:text-properties fo:font-weight="bold" style:font-weight-asian="bold" style:font-weight-complex="bold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kac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31"/>
        <table:table-column table:style-name="co1" table:default-cell-style-name="Default"/>
        <table:table-column table:style-name="co3" table:default-cell-style-name="ce31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ce32"/>
        <table:table-column table:style-name="co6" table:number-columns-repeated="6" table:default-cell-style-name="ce32"/>
        <table:table-column table:style-name="co6" table:number-columns-repeated="3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table:style-name="ce30" office:value-type="string" calcext:value-type="string">
            <text:p>CNT</text:p>
          </table:table-cell>
          <table:table-cell table:style-name="ce30" office:value-type="string" calcext:value-type="string">
            <text:p>Prostredi</text:p>
          </table:table-cell>
          <table:table-cell table:style-name="ce30" office:value-type="string" calcext:value-type="string">
            <text:p>Code</text:p>
          </table:table-cell>
          <table:table-cell table:style-name="ce30" office:value-type="string" calcext:value-type="string">
            <text:p>Balicek</text:p>
          </table:table-cell>
          <table:table-cell table:style-name="ce30" office:value-type="string" calcext:value-type="string">
            <text:p>Img</text:p>
          </table:table-cell>
          <table:table-cell table:style-name="ce30" office:value-type="string" calcext:value-type="string">
            <text:p>Jmeno</text:p>
          </table:table-cell>
          <table:table-cell table:style-name="ce30" office:value-type="string" calcext:value-type="string">
            <text:p>Hide</text:p>
          </table:table-cell>
          <table:table-cell table:style-name="ce30" office:value-type="string" calcext:value-type="string">
            <text:p>Search</text:p>
          </table:table-cell>
          <table:table-cell table:style-name="ce33" office:value-type="string" calcext:value-type="string" table:number-columns-spanned="3" table:number-rows-spanned="1">
            <text:p>E Vzduch</text:p>
          </table:table-cell>
          <table:covered-table-cell table:style-name="ce36"/>
          <table:covered-table-cell table:style-name="ce38"/>
          <table:table-cell table:style-name="ce33" office:value-type="string" calcext:value-type="string" table:number-columns-spanned="3" table:number-rows-spanned="1">
            <text:p>E Zeme</text:p>
          </table:table-cell>
          <table:covered-table-cell table:style-name="ce36"/>
          <table:covered-table-cell table:style-name="ce38"/>
          <table:table-cell table:style-name="ce33" office:value-type="string" calcext:value-type="string" table:number-columns-spanned="3" table:number-rows-spanned="1">
            <text:p>E Stin</text:p>
          </table:table-cell>
          <table:covered-table-cell table:style-name="ce36" office:value-type="string" calcext:value-type="string">
            <text:p>E Zeme</text:p>
          </table:covered-table-cell>
          <table:covered-table-cell table:style-name="ce38" office:value-type="string" calcext:value-type="string">
            <text:p>E Stin</text:p>
          </table:covered-table-cell>
          <table:table-cell table:style-name="ce30" office:value-type="string" calcext:value-type="string">
            <text:p>Tex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oste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+0</text:p>
          </table:table-cell>
          <table:table-cell table:style-name="ce34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+0</text:p>
          </table:table-cell>
          <table:table-cell office:value-type="string" calcext:value-type="string">
            <text:p>Poboreny kostelik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ytovk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+1</text:p>
          </table:table-cell>
          <table:table-cell table:style-name="ce3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+1</text:p>
          </table:table-cell>
          <table:table-cell table:style-name="ce34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+0</text:p>
          </table:table-cell>
          <table:table-cell office:value-type="string" calcext:value-type="string">
            <text:p>S dvorkem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Dom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s</text:p>
          </table:table-cell>
          <table:table-cell table:style-name="ce3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+1</text:p>
          </table:table-cell>
          <table:table-cell table:style-name="ce3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+1</text:p>
          </table:table-cell>
          <table:table-cell table:style-name="ce34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string" calcext:value-type="string">
            <text:p>+1</text:p>
          </table:table-cell>
          <table:table-cell office:value-type="string" calcext:value-type="string">
            <text:p>Zarostla zahradka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Male namest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+0</text:p>
          </table:table-cell>
          <table:table-cell table:style-name="ce34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+0</text:p>
          </table:table-cell>
          <table:table-cell table:style-name="ce34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string" calcext:value-type="string">
            <text:p>+0</text:p>
          </table:table-cell>
          <table:table-cell office:value-type="string" calcext:value-type="string">
            <text:p>S kasnou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Skladis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style-name="ce3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+0</text:p>
          </table:table-cell>
          <table:table-cell table:style-name="ce3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+0</text:p>
          </table:table-cell>
          <table:table-cell table:style-name="ce34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+1</text:p>
          </table:table-cell>
          <table:table-cell office:value-type="string" calcext:value-type="string">
            <text:p>Zdi sama dira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Gar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V</text:p>
          </table:table-cell>
          <table:table-cell table:style-name="ce3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+0</text:p>
          </table:table-cell>
          <table:table-cell table:style-name="ce3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+1</text:p>
          </table:table-cell>
          <table:table-cell table:style-name="ce34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+0</text:p>
          </table:table-cell>
          <table:table-cell office:value-type="string" calcext:value-type="string">
            <text:p>Odolavaji casu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Maly obc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style-name="ce3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+1</text:p>
          </table:table-cell>
          <table:table-cell table:style-name="ce34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+0</text:p>
          </table:table-cell>
          <table:table-cell table:style-name="ce3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+1</text:p>
          </table:table-cell>
          <table:table-cell office:value-type="string" calcext:value-type="string">
            <text:p>Dvere dokoran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Hrist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9" office:value-type="string" calcext:value-type="string">
            <text:p>+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+1</text:p>
          </table:table-cell>
          <table:table-cell table:style-name="ce34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string" calcext:value-type="string">
            <text:p>+0</text:p>
          </table:table-cell>
          <table:table-cell office:value-type="string" calcext:value-type="string">
            <text:p>Sportu zdar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Her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s</text:p>
          </table:table-cell>
          <table:table-cell table:style-name="ce3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+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string" calcext:value-type="string">
            <text:p>+0</text:p>
          </table:table-cell>
          <table:table-cell table:style-name="ce34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+0</text:p>
          </table:table-cell>
          <table:table-cell office:value-type="string" calcext:value-type="string">
            <text:p>Doupe stesteny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Restaurac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+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+1</text:p>
          </table:table-cell>
          <table:table-cell table:style-name="ce34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+0</text:p>
          </table:table-cell>
          <table:table-cell office:value-type="string" calcext:value-type="string">
            <text:p>S rozbitym akvarkem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asi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V</text:p>
          </table:table-cell>
          <table:table-cell table:style-name="ce34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string" calcext:value-type="string">
            <text:p>+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+0</text:p>
          </table:table-cell>
          <table:table-cell table:style-name="ce34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+0</text:p>
          </table:table-cell>
          <table:table-cell office:value-type="string" calcext:value-type="string">
            <text:p>Omlacena krasa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Obchod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V</text:p>
          </table:table-cell>
          <table:table-cell table:style-name="ce34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+1</text:p>
          </table:table-cell>
          <table:table-cell table:style-name="ce3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+0</text:p>
          </table:table-cell>
          <table:table-cell office:value-type="string" calcext:value-type="string">
            <text:p>Svatostanek komerc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Diva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style-name="ce34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+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+0</text:p>
          </table:table-cell>
          <table:table-cell table:style-name="ce34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+0</text:p>
          </table:table-cell>
          <table:table-cell office:value-type="string" calcext:value-type="string">
            <text:p>Zavrene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ancela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s</text:p>
          </table:table-cell>
          <table:table-cell table:style-name="ce3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+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+0</text:p>
          </table:table-cell>
          <table:table-cell table:style-name="ce34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+1</text:p>
          </table:table-cell>
          <table:table-cell office:value-type="string" calcext:value-type="string">
            <text:p>Prazdne a depresivni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Prista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string" calcext:value-type="string">
            <text:p>+1</text:p>
          </table:table-cell>
          <table:table-cell table:style-name="ce35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string" calcext:value-type="string">
            <text:p>+0</text:p>
          </table:table-cell>
          <table:table-cell table:style-name="ce35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string" calcext:value-type="string">
            <text:p>+0</text:p>
          </table:table-cell>
          <table:table-cell office:value-type="string" calcext:value-type="string">
            <text:p>Tvuj cil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7"/>
          <table:table-cell table:number-columns-repeated="5"/>
        </table:table-row>
        <table:table-row table:style-name="ro1" table:number-rows-repeated="104855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Nepritel" table:style-name="ta1">
        <table:table-column table:style-name="co1" table:number-columns-repeated="9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41" office:value-type="string" calcext:value-type="string">
            <text:p>CNT</text:p>
          </table:table-cell>
          <table:table-cell table:style-name="ce41" office:value-type="string" calcext:value-type="string">
            <text:p>Category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Str Air</text:p>
          </table:table-cell>
          <table:table-cell table:style-name="ce41" office:value-type="string" calcext:value-type="string">
            <text:p>Str Land</text:p>
          </table:table-cell>
          <table:table-cell table:style-name="ce41" office:value-type="string" calcext:value-type="string">
            <text:p>Str Shadow</text:p>
          </table:table-cell>
          <table:table-cell table:style-name="ce41" office:value-type="string" calcext:value-type="string">
            <text:p>Img</text:p>
          </table:table-cell>
          <table:table-cell table:style-name="ce41"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Pomala a lin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chl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Cila a hladov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zbroje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<text:span text:style-name="T2">Zraneni 2|</text:span>Ma nejaky klac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izi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Ticha a smrtici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l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Rychly jako bles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Kamen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Schovej hlav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 Pistol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pistoli. Zbrane na blizko maji_-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Rychla a tic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ker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ostre drapy|Skvele spl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kaze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Kdyz zrani tak da i otravu za_1j</text:p>
          </table:table-cell>
        </table:table-row>
        <table:table-row table:style-name="ro1" table:number-rows-repeated="8">
          <table:table-cell table:number-columns-repeated="11"/>
        </table:table-row>
        <table:table-row table:style-name="ro1">
          <table:table-cell/>
          <table:table-cell table:style-name="ce41" office:value-type="string" calcext:value-type="string">
            <text:p>CNT</text:p>
          </table:table-cell>
          <table:table-cell table:style-name="ce41" office:value-type="string" calcext:value-type="string">
            <text:p>Category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Str Air</text:p>
          </table:table-cell>
          <table:table-cell table:style-name="ce41" office:value-type="string" calcext:value-type="string">
            <text:p>Str Land</text:p>
          </table:table-cell>
          <table:table-cell table:style-name="ce41" office:value-type="string" calcext:value-type="string">
            <text:p>Str Shadow</text:p>
          </table:table-cell>
          <table:table-cell table:style-name="ce41" office:value-type="string" calcext:value-type="string">
            <text:p>Img</text:p>
          </table:table-cell>
          <table:table-cell table:style-name="ce41"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rnen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Tezkou zbrani ji date za_+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zbroje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pusku. Zbrane na blizko maji_-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vybusninou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4|Ma grana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ov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2"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Navic vzdy da otravu za_1j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Kyjem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2|Ma velky klac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Posilami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navic posilu_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f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sebou 2 posily_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v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Paralyzuje postav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jec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2|Chodici tank</text:p>
          </table:table-cell>
        </table:table-row>
      </table:table>
      <table:table table:name="Dovednosti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labiny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ening</text:p>
          </table:table-cell>
          <table:table-cell office:value-type="string" calcext:value-type="string">
            <text:p>Siln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Zk na_kazdou dovednost urovne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catek hry</text:p>
          </table:table-cell>
          <table:table-cell office:value-type="string" calcext:value-type="string">
            <text:p>Slab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_Zivot -1_Si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catek hry</text:p>
          </table:table-cell>
          <table:table-cell office:value-type="string" calcext:value-type="string">
            <text:p>Neduziv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2_Zivo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 misi</text:p>
          </table:table-cell>
          <table:table-cell office:value-type="string" calcext:value-type="string">
            <text:p>Zapometliv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 Material po kazde mi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i pruzkumu</text:p>
          </table:table-cell>
          <table:table-cell office:value-type="string" calcext:value-type="string">
            <text:p>Lehkovazn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_Pri prozkoumav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ening</text:p>
          </table:table-cell>
          <table:table-cell office:value-type="string" calcext:value-type="string">
            <text:p>Zbrkl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uze mit jen_1 dovednost nad uroven_1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Dovednosti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jednoho nepritele_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dva nepratele_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!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jednoho nepritele_!!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!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jednoho nepritele_X a_jednoho_!!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V pred planovanim hrac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Hlidka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V_a_Z pred planovanim hrac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Pruzny plan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men plany hrace s_postihem_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uzny plan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men plany hrace bez posti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z omezeni</text:p>
          </table:table-cell>
          <table:table-cell office:value-type="string" calcext:value-type="string">
            <text:p>Utok padnou zbr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 zbrani na bliz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Drtivy utok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2 k_utoku zbrani na bliz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Kryci palb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1_munici|+1_k_utoku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orazeni kryt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k_utoku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Lepsi 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pri pruzkumu k_najdenemu jidlu a_material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Pruzkum boje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j do stinu_-1 a_zaroven pruzkum_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Pruzkum bojem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j do stinu_+0 a_zaroven pruzkum_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Skryty 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S pred hraci|Pruzkum_-1 a boj do stinu_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Strelecka pozi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_V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Strelecka pozice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_V_ci_Z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Vyckav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tih_-1 ted a bonus_+1 pro pristi kol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vni pomoc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az 3_zivotu jednomu hrac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Resuscita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1_zivot kazdemu v_tymu a_vyleci postih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Resuscitace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az 4_zivotu tymu (dohromady) a_vyleci postih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Bojove kryt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1_Material|+1_k_boji_V_a_Z pro vsech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tavba skrys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2 Materialy|Vyleci 1_zivot kazd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trategi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Je mozne pokazde znovu nalosovat jednu z mi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Vyroba muni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1_naboje zdarma (pro jednu postavu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Oprava vybave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Jedna oprava je po_kazde misi zadarm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Lov jidl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isto sberu muze ulovit 2 jid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haneni material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i_sberu donese 1_jidlo a_1_mater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Organiza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Unese 1_vec navic (musi mit silu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kolem</text:p>
          </table:table-cell>
          <table:table-cell office:value-type="string" calcext:value-type="string">
            <text:p>Takti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uze pri planovani karet rict 1_vetu zadarmo</text:p>
          </table:table-cell>
        </table:table-row>
      </table:table>
      <table:table table:name="Popisky" table:style-name="ta1">
        <table:table-column table:style-name="co1" table:number-columns-repeated="3" table:default-cell-style-name="Default"/>
        <table:table-column table:style-name="co16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Zasobniky|||Mala zbran||----------||Dlouha zbran||----------||Tezka zbran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A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B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C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A|Tezk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B|Tezk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C|Tezk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terial||----------||Jidlo||----------||Predmety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hrozeni_V|Vduch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hrozeni_Z|Zem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hrozeni_S|Stin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ezna|Ohrozeni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zka|Ohrozeni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Jidlo 1x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Jidlo 4x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aterial 1x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aterial 4x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2">Faze kola|1||----------|Nahlas|----------|</text:span>Tahni lokaci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2">Faze kola|2||----------|Potichu|----------|Odkryj</text:span> nepratele||Planuj akcni karty (i frajeriny)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2">Faze kola|3||----------|Nahlas|----------|</text:span>Odkryj karty||Pridej dovednosti||Vyhodnot</text:p>
          </table:table-cell>
        </table:table-row>
      </table:table>
      <table:table table:name="Pro Hrace" table:style-name="ta1">
        <table:table-column table:style-name="co1" table:number-columns-repeated="4" table:default-cell-style-name="Default"/>
        <table:table-column table:style-name="co39" table:number-columns-repeated="3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12" office:value-type="string" calcext:value-type="string">
            <text:p>Cnt</text:p>
          </table:table-cell>
          <table:table-cell table:style-name="ce12" office:value-type="string" calcext:value-type="string">
            <text:p>Text</text:p>
          </table:table-cell>
          <table:table-cell table:style-name="ce12" office:value-type="string" calcext:value-type="string">
            <text:p>Text2</text:p>
          </table:table-cell>
          <table:table-cell table:style-name="ce12"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Vzduch</text:p>
          </table:table-cell>
          <table:table-cell table:style-name="ce12" office:value-type="string" calcext:value-type="string">
            <text:p>Presun nebo Boj</text:p>
          </table:table-cell>
          <table:table-cell table:style-name="ce12" office:value-type="string" calcext:value-type="string">
            <text:p>icons/wing.png</text:p>
          </table:table-cell>
        </table:table-row>
        <table:table-row table:style-name="ro1"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Zeme</text:p>
          </table:table-cell>
          <table:table-cell table:style-name="ce12" office:value-type="string" calcext:value-type="string">
            <text:p>Presun nebo Boj</text:p>
          </table:table-cell>
          <table:table-cell table:style-name="ce12" office:value-type="string" calcext:value-type="string">
            <text:p>icons/boot.png</text:p>
          </table:table-cell>
        </table:table-row>
        <table:table-row table:style-name="ro1"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tin</text:p>
          </table:table-cell>
          <table:table-cell table:style-name="ce12" office:value-type="string" calcext:value-type="string">
            <text:p>Presun nebo Boj</text:p>
          </table:table-cell>
          <table:table-cell table:style-name="ce12" office:value-type="string" calcext:value-type="string">
            <text:p>icons/mask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rajerina|Presun</text:p>
          </table:table-cell>
          <table:table-cell office:value-type="string" calcext:value-type="string">
            <text:p>Presun a Boj</text:p>
          </table:table-cell>
          <table:table-cell table:style-name="ce12" office:value-type="string" calcext:value-type="string">
            <text:p>icons/shiel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oj</text:p>
          </table:table-cell>
          <table:table-cell office:value-type="string" calcext:value-type="string">
            <text:p>Boj +1</text:p>
          </table:table-cell>
          <table:table-cell table:style-name="ce42" office:value-type="string" calcext:value-type="string">
            <text:p>png/gun.png</text:p>
          </table:table-cell>
        </table:table-row>
        <table:table-row table:style-name="ro1" table:number-rows-repeated="11">
          <table:table-cell table:number-columns-repeated="7"/>
        </table:table-row>
        <table:table-row table:style-name="ro1">
          <table:table-cell table:number-columns-repeated="3"/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Pruzkum</text:p>
          </table:table-cell>
          <table:table-cell table:style-name="ce12"/>
          <table:table-cell table:style-name="ce12" office:value-type="string" calcext:value-type="string">
            <text:p>icons/search.png</text:p>
          </table:table-cell>
        </table:table-row>
        <table:table-row table:style-name="ro1">
          <table:table-cell table:number-columns-repeated="3"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Frajerina|Boj +1</text:p>
          </table:table-cell>
          <table:table-cell table:style-name="ce12"/>
          <table:table-cell table:style-name="ce12" office:value-type="string" calcext:value-type="string">
            <text:p>icons/fist.png</text:p>
          </table:table-cell>
        </table:table-row>
        <table:table-row table:style-name="ro1">
          <table:table-cell table:number-columns-repeated="3"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Frajerina|Kryt +1</text:p>
          </table:table-cell>
          <table:table-cell table:style-name="ce12"/>
          <table:table-cell table:style-name="ce12" office:value-type="string" calcext:value-type="string">
            <text:p>icons/shield.png</text:p>
          </table:table-cell>
        </table:table-row>
        <table:table-row table:style-name="ro1">
          <table:table-cell table:number-columns-repeated="3"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Frajerina|Pomoc +1</text:p>
          </table:table-cell>
          <table:table-cell table:style-name="ce12"/>
          <table:table-cell table:style-name="ce12" office:value-type="string" calcext:value-type="string">
            <text:p>icons/life.png</text:p>
          </table:table-cell>
        </table:table-row>
      </table:table>
      <table:table table:name="Zbrane" table:style-name="ta1">
        <table:table-column table:style-name="co1" table:number-columns-repeated="2" table:default-cell-style-name="Default"/>
        <table:table-column table:style-name="co1" table:number-columns-repeated="2" table:default-cell-style-name="ce42"/>
        <table:table-column table:style-name="co18" table:default-cell-style-name="ce42"/>
        <table:table-column table:style-name="co1" table:number-columns-repeated="8" table:default-cell-style-name="ce42"/>
        <table:table-column table:style-name="co19" table:default-cell-style-name="ce42"/>
        <table:table-column table:style-name="co1" table:number-columns-repeated="4" table:default-cell-style-name="ce42"/>
        <table:table-row table:style-name="ro1" table:number-rows-repeated="2">
          <table:table-cell table:number-columns-repeated="2"/>
          <table:table-cell table:style-name="Default"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Zbrane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zakladni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Velikost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unic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amen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Jen se tref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lacek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Kratsi a obratnejs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Delsi a padnejsi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k najdeni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Velikost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unic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ala strelna zb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l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Dela velke dir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amopal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Ta ta t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s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Kope jak mul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j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Dalsi droz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rok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rach a bro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r. Brok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fia sty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ca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Funguje od casu Ziz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Arnold v jungl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uto. Pistol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fie po cesk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tocna pusk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Seriozni zb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lome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Dela cuc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t. Pil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4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orcovani neprate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ker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Lumber j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Sparta!!!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yj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Velkej klacek s hreb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azuk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Ka bo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j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O hodne lepsi nez kamen</text:p>
          </table:table-cell>
          <table:table-cell table:number-columns-repeated="4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Vybaveni" table:style-name="ta1">
        <table:table-column table:style-name="co1" table:default-cell-style-name="Default"/>
        <table:table-column table:style-name="co1" table:number-columns-repeated="3" table:default-cell-style-name="ce42"/>
        <table:table-column table:style-name="co20" table:default-cell-style-name="Default"/>
        <table:table-column table:style-name="co1" table:number-columns-repeated="3" table:default-cell-style-name="ce42"/>
        <table:table-column table:style-name="co21" table:default-cell-style-name="ce42"/>
        <table:table-column table:style-name="co21" table:number-columns-repeated="2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44" office:value-type="string" calcext:value-type="string">
            <text:p>cnt</text:p>
          </table:table-cell>
          <table:table-cell table:style-name="ce44" office:value-type="string" calcext:value-type="string">
            <text:p>code</text:p>
          </table:table-cell>
          <table:table-cell table:style-name="ce44" office:value-type="string" calcext:value-type="string">
            <text:p>jmeno</text:p>
          </table:table-cell>
          <table:table-cell table:style-name="ce44" office:value-type="string" calcext:value-type="string">
            <text:p>img</text:p>
          </table:table-cell>
          <table:table-cell table:style-name="ce44" office:value-type="string" calcext:value-type="string">
            <text:p>Cena</text:p>
          </table:table-cell>
          <table:table-cell table:style-name="ce44" office:value-type="string" calcext:value-type="string">
            <text:p>velikost</text:p>
          </table:table-cell>
          <table:table-cell table:style-name="ce44" office:value-type="string" calcext:value-type="string">
            <text:p>Balicek</text:p>
          </table:table-cell>
          <table:table-cell table:style-name="ce44" office:value-type="string" calcext:value-type="string">
            <text:p>efek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1x za misi|+1_boj_Z/S|mimo misi|+1 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ast 2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1x za misi|+2_boj_Z/S|mimo misi|+1 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4x za misi|Pri pruzkumu|+1_P a_-1_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ktovizor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2x za misi|+1_P/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p. Opasek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Nosnost +1_vec|Nepocita se do limitu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p. Batoh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ostava nesmi mit T|Nosnost +2_veci|Nepocita se do limitu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1x za misi|+2_Zivoty nebo Resuscitac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stroje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Jedna oprava zdarma ci skrap_+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reni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imo misi|+1_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ikryvky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imo misi|+1_Leceni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lekohled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Pred misi|odhali jedno X|a 1x za misi|Odhali nepritele V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mpas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Po misi +1 k_zaverecnym bodum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x na Munici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Unese dalsi 2_zasobniky pro jednu ze_zbrani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tit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Jako T_zbran|Pridava 3_zivoty zbroj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olicejni Stit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Jako T_zbran|Pridava 5_zivotu zbroje</text:p>
          </table:table-cell>
          <table:table-cell table:number-columns-repeated="2"/>
        </table:table-row>
        <table:table-row table:style-name="ro1" table:number-rows-repeated="6">
          <table:table-cell table:number-columns-repeated="4"/>
          <table:table-cell table:style-name="ce42"/>
          <table:table-cell table:number-columns-repeated="6"/>
        </table:table-row>
        <table:table-row table:style-name="ro1">
          <table:table-cell table:number-columns-repeated="4"/>
          <table:table-cell table:style-name="ce42"/>
          <table:table-cell table:number-columns-repeated="6"/>
        </table:table-row>
      </table:table>
      <table:table table:name="Vozidla" table:style-name="ta1">
        <table:table-column table:style-name="co1" table:default-cell-style-name="Default"/>
        <table:table-column table:style-name="co1" table:number-columns-repeated="9" table:default-cell-style-name="ce42"/>
        <table:table-column table:style-name="co22" table:default-cell-style-name="Default"/>
        <table:table-column table:style-name="co23" table:default-cell-style-name="Default"/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Balik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Uveze</text:p>
          </table:table-cell>
          <table:table-cell office:value-type="string" calcext:value-type="string">
            <text:p>Uzdravi</text:p>
          </table:table-cell>
          <table:table-cell office:value-type="string" calcext:value-type="string">
            <text:p>Sezere</text:p>
          </table:table-cell>
          <table:table-cell office:value-type="string" calcext:value-type="string">
            <text:p>Scrap</text:p>
          </table:table-cell>
          <table:table-cell table:style-name="ce42"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lo</text:p>
          </table:table-cell>
          <table:table-cell office:value-type="string" calcext:value-type="string">
            <text:p>o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Neco malo uvez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ozik</text:p>
          </table:table-cell>
          <table:table-cell office:value-type="string" calcext:value-type="string">
            <text:p>oo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Uveze vic ale musite ho tahnou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un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j</text:p>
          </table:table-cell>
          <table:table-cell office:value-type="string" calcext:value-type="string">
            <text:p>3j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Tenhle jede sam. Kdyz nakrmis tak jed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voz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j</text:p>
          </table:table-cell>
          <table:table-cell office:value-type="string" calcext:value-type="string">
            <text:p>5j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Kombinace voziku a kon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1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Mechanicky ku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Zigulik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bus</text:p>
          </table:table-cell>
          <table:table-cell office:value-type="string" calcext:value-type="string">
            <text:p>oo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3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Zeby skolni oranzovej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umvee</text:p>
          </table:table-cell>
          <table:table-cell office:value-type="string" calcext:value-type="string">
            <text:p>spec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2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S prekvapive velkou korbou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 table:number-rows-repeated="3">
          <table:table-cell table:number-columns-repeated="10"/>
          <table:table-cell table:style-name="ce42"/>
          <table:table-cell/>
        </table:table-row>
        <table:table-row table:style-name="ro1">
          <table:table-cell table:number-columns-repeated="10"/>
          <table:table-cell table:style-name="ce42"/>
          <table:table-cell/>
        </table:table-row>
      </table:table>
      <table:table table:name="Zbroj" table:style-name="ta1">
        <table:table-column table:style-name="co1" table:number-columns-repeated="2" table:default-cell-style-name="Default"/>
        <table:table-column table:style-name="co1" table:number-columns-repeated="7" table:default-cell-style-name="ce42"/>
        <table:table-column table:style-name="co24" table:default-cell-style-name="Default"/>
        <table:table-column table:style-name="co25" table:default-cell-style-name="Default"/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Balik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Zivotu</text:p>
          </table:table-cell>
          <table:table-cell office:value-type="string" calcext:value-type="string">
            <text:p>Unese</text:p>
          </table:table-cell>
          <table:table-cell table:style-name="ce42"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acovni</text:p>
          </table:table-cell>
          <table:table-cell office:value-type="string" calcext:value-type="string">
            <text:p>o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Hodne kvalitni bunda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licejni</text:p>
          </table:table-cell>
          <table:table-cell office:value-type="string" calcext:value-type="string">
            <text:p>spe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Teoreticky neprustrelna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kticka</text:p>
          </table:table-cell>
          <table:table-cell office:value-type="string" calcext:value-type="string">
            <text:p>spe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Se spoustou kapes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vojensk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Maskacova vesta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pecialni</text:p>
          </table:table-cell>
          <table:table-cell office:value-type="string" calcext:value-type="string">
            <text:p>vojensk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Brneni specialnich jednotek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ise" table:style-name="ta1">
        <table:table-column table:style-name="co1" table:number-columns-repeated="2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2" table:default-cell-style-name="ce31"/>
        <table:table-column table:style-name="co29" table:default-cell-style-name="Default"/>
        <table:table-row table:style-name="ro1" table:number-rows-repeated="2"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Img</text:p>
          </table:table-cell>
          <table:table-cell table:style-name="Default" office:value-type="string" calcext:value-type="string">
            <text:p>Lehka</text:p>
          </table:table-cell>
          <table:table-cell table:style-name="Default" office:value-type="string" calcext:value-type="string">
            <text:p>Tezk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robojovat_se []_lokacemi.</text:p>
          </table:table-cell>
          <table:table-cell office:value-type="string" calcext:value-type="string">
            <text:p>png/question.png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Zasoby</text:p>
          </table:table-cell>
          <table:table-cell office:value-type="string" calcext:value-type="string">
            <text:p>Prohledat_2x budovu na_lokaci_[] ve vzdalenosti 4+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C-E</text:p>
          </table:table-cell>
          <table:table-cell office:value-type="string" calcext:value-type="string">
            <text:p>D-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ajit a_porazit tezkeho nepritele_C na vzdalenosti 3+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j +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Konvoj</text:p>
          </table:table-cell>
          <table:table-cell office:value-type="string" calcext:value-type="string">
            <text:p>Lokace C-E maji vozidlo konvoje. Na kazde +Nepritel_Z. Najit []_konvoju.</text:p>
          </table:table-cell>
          <table:table-cell office:value-type="string" calcext:value-type="string">
            <text:p>png/question.pn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Sabotaz</text:p>
          </table:table-cell>
          <table:table-cell office:value-type="string" calcext:value-type="string">
            <text:p>Lokace [] maji nepratelske bunkry a_+Nepritel_C. Najit 4_bunkry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-E</text:p>
          </table:table-cell>
          <table:table-cell office:value-type="string" calcext:value-type="string">
            <text:p>C-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Civilisti</text:p>
          </table:table-cell>
          <table:table-cell office:value-type="string" calcext:value-type="string">
            <text:p>SPEC v kartach nalezu jsou civilisti. Najit jich [].</text:p>
          </table:table-cell>
          <table:table-cell office:value-type="string" calcext:value-type="string">
            <text:p>png/question.p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Artefakt</text:p>
          </table:table-cell>
          <table:table-cell office:value-type="string" calcext:value-type="string">
            <text:p>Najit v budove [] kartu predmetu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C-E</text:p>
          </table:table-cell>
          <table:table-cell office:value-type="string" calcext:value-type="string">
            <text:p>D-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Najit a porazit [] nepratel C beznych i_tezkych.</text:p>
          </table:table-cell>
          <table:table-cell office:value-type="string" calcext:value-type="string">
            <text:p>png/question.png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Najit zakladnu na lokaci_[]. Ve vzdalenosti 4+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-E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Specialni misto</text:p>
          </table:table-cell>
          <table:table-cell office:value-type="string" calcext:value-type="string">
            <text:p>Zamichat []_Lokaci a pak pridat SPEC lokaci do dalsich 4_Lokaci. Ukol je Spec najit.</text:p>
          </table:table-cell>
          <table:table-cell office:value-type="string" calcext:value-type="string">
            <text:p>png/question.png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</table:table>
      <table:table table:name="Ukoly" table:style-name="ta1">
        <table:table-column table:style-name="co1" table:number-columns-repeated="2" table:default-cell-style-name="Default"/>
        <table:table-column table:style-name="co1" table:default-cell-style-name="ce42"/>
        <table:table-column table:style-name="co30" table:number-columns-repeated="2" table:default-cell-style-name="ce42"/>
        <table:table-column table:style-name="co1" table:default-cell-style-name="ce42"/>
        <table:table-column table:style-name="co31" table:number-columns-repeated="2" table:default-cell-style-name="ce42"/>
        <table:table-column table:style-name="co20" table:default-cell-style-name="Default"/>
        <table:table-column table:style-name="co21" table:default-cell-style-name="ce42"/>
        <table:table-row table:style-name="ro1" table:number-rows-repeated="2">
          <table:table-cell table:number-columns-repeated="2"/>
          <table:table-cell table:style-name="Default" table:number-columns-repeated="6"/>
          <table:table-cell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od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yp Img</text:p>
          </table:table-cell>
          <table:table-cell table:style-name="ce42" office:value-type="string" calcext:value-type="string">
            <text:p>Img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Odchod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birat mise celkem za_X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Bourka</text:p>
          </table:table-cell>
          <table:table-cell office:value-type="string" calcext:value-type="string">
            <text:p>Misto</text:p>
          </table:table-cell>
          <table:table-cell office:value-type="string" calcext:value-type="string">
            <text:p>icons/house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birat jidlo navic. Celkem_X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Informace</text:p>
          </table:table-cell>
          <table:table-cell office:value-type="string" calcext:value-type="string">
            <text:p>Misto</text:p>
          </table:table-cell>
          <table:table-cell office:value-type="string" calcext:value-type="string">
            <text:p>icons/house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Karta informatora do balicku pruzkumu.|Najit ji_X_krat.</text:p>
          </table:table-cell>
        </table:table-row>
        <table:table-row table:style-name="ro1" table:number-rows-repeated="2">
          <table:table-cell table:number-columns-repeated="8"/>
          <table:table-cell table:style-name="ce42"/>
          <table:table-cell/>
        </table:table-row>
        <table:table-row table:style-name="ro1">
          <table:table-cell table:number-columns-repeated="8"/>
          <table:table-cell table:style-name="ce42"/>
          <table:table-cell/>
        </table:table-row>
      </table:table>
      <table:table table:name="Kampane" table:style-name="ta1">
        <table:table-column table:style-name="co1" table:default-cell-style-name="Default"/>
        <table:table-column table:style-name="co1" table:number-columns-repeated="2" table:default-cell-style-name="ce42"/>
        <table:table-column table:style-name="co32" table:number-columns-repeated="2" table:default-cell-style-name="ce42"/>
        <table:table-column table:style-name="co33" table:number-columns-repeated="5" table:default-cell-style-name="ce42"/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d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Cast1</text:p>
          </table:table-cell>
          <table:table-cell office:value-type="string" calcext:value-type="string">
            <text:p>Cast2</text:p>
          </table:table-cell>
          <table:table-cell office:value-type="string" calcext:value-type="string">
            <text:p>Cast3</text:p>
          </table:table-cell>
          <table:table-cell office:value-type="string" calcext:value-type="string">
            <text:p>Cast4</text:p>
          </table:table-cell>
          <table:table-cell office:value-type="string" calcext:value-type="string">
            <text:p>Cast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Kampan</text:p>
          </table:table-cell>
          <table:table-cell office:value-type="string" calcext:value-type="string">
            <text:p>Pomsta bossovi</text:p>
          </table:table-cell>
          <table:table-cell office:value-type="string" calcext:value-type="string">
            <text:p>Mesto|Odchod_20</text:p>
          </table:table-cell>
          <table:table-cell office:value-type="string" calcext:value-type="string">
            <text:p>Krajina|Boure_24</text:p>
          </table:table-cell>
          <table:table-cell office:value-type="string" calcext:value-type="string">
            <text:p>Venkov|Informace_10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Tabor|(M)_Boss</text:p>
          </table:table-cell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uzkum" table:style-name="ta1">
        <table:table-column table:style-name="co1" table:number-columns-repeated="5" table:default-cell-style-name="Default"/>
        <table:table-row table:style-name="ro1" table:number-rows-repeated="11">
          <table:table-cell table:number-columns-repeated="5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idlo</text:p>
          </table:table-cell>
          <table:table-cell table:number-columns-repeated="2" office:value-type="string" calcext:value-type="string">
            <text:p>----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[Jidlo]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[Jidlo]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[Material]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Vec-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----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Vec-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[Jidlo]</text:p>
          </table:table-cell>
        </table:table-row>
      </table:table>
      <table:table table:name="Frajeriny" table:style-name="ta1">
        <table:table-column table:style-name="co1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etaze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o_1_energii vice</text:p>
          </table:table-cell>
          <table:table-cell office:value-type="string" calcext:value-type="string">
            <text:p>Cekal jsem ze to bude snazsi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pech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ic se nedeje</text:p>
          </table:table-cell>
          <table:table-cell office:value-type="string" calcext:value-type="string">
            <text:p>A kdyz to preskocim tudy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brani?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a pristi lokaci boj_-1</text:p>
          </table:table-cell>
          <table:table-cell office:value-type="string" calcext:value-type="string">
            <text:p>Jako rikali mi at jsem na ni opatrnej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ato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a pristi lokaci pruzkum_-1</text:p>
          </table:table-cell>
          <table:table-cell office:value-type="string" calcext:value-type="string">
            <text:p>Fuj. To zas budu cisti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reativn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tracite 1_material</text:p>
          </table:table-cell>
          <table:table-cell office:value-type="string" calcext:value-type="string">
            <text:p>Nikdy bych nerek ze se to da pouzit takh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 Navnado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tracite 1_jidlo</text:p>
          </table:table-cell>
          <table:table-cell office:value-type="string" calcext:value-type="string">
            <text:p>Nedas si svacinku?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lad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le nestala energii</text:p>
          </table:table-cell>
          <table:table-cell office:value-type="string" calcext:value-type="string">
            <text:p>Sem nejakej frajer ne?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 Kamose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kdo jiny take musi -1_energii</text:p>
          </table:table-cell>
          <table:table-cell office:value-type="string" calcext:value-type="string">
            <text:p>Trochu pomoc prosim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betav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kud to myslis vazne tak -1_zdravi</text:p>
          </table:table-cell>
          <table:table-cell office:value-type="string" calcext:value-type="string">
            <text:p>Za stranu a za lidi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cekan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iskavate 1_vec</text:p>
          </table:table-cell>
          <table:table-cell office:value-type="string" calcext:value-type="string">
            <text:p>Co to z nej vypadlo?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reju s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iskavate 1_material</text:p>
          </table:table-cell>
          <table:table-cell office:value-type="string" calcext:value-type="string">
            <text:p>Hele tenhle kus se i bude hodi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ref sveho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iskavate 1_jidlo</text:p>
          </table:table-cell>
          <table:table-cell office:value-type="string" calcext:value-type="string">
            <text:p>Kdyz se skrcim bude to jak v grotes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/00/0000</text:date>, <text:time style:data-style-name="N2" text:time-value="15:08:54.1773855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5:16:24.988801989</meta:creation-date>
    <meta:generator>LibreOffice/6.0.7.3$Linux_X86_64 LibreOffice_project/00m0$Build-3</meta:generator>
    <dc:date>2020-07-14T15:13:09.224262042</dc:date>
    <meta:editing-duration>P19DT12H20M52S</meta:editing-duration>
    <meta:editing-cycles>188</meta:editing-cycles>
    <meta:document-statistic meta:table-count="14" meta:cell-count="1657" meta:object-count="0"/>
  </office:meta>
</office:document-meta>
</file>